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000000064038056564B415F20F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7" svg:font-family="Calibri"/>
    <style:font-face style:name="Calibri4" svg:font-family="Calibri" style:font-adornments="Regular"/>
    <style:font-face style:name="Calibri5" svg:font-family="Calibri" style:font-family-generic="modern"/>
    <style:font-face style:name="Consolas1" svg:font-family="Consolas" style:font-family-generic="modern"/>
    <style:font-face style:name="Liberation Mono1" svg:font-family="'Liberation Mono'" style:font-family-generic="modern"/>
    <style:font-face style:name="Calibri" svg:font-family="Calibri" style:font-family-generic="roman"/>
    <style:font-face style:name="Garamond1" svg:font-family="Garamond" style:font-family-generic="roman"/>
    <style:font-face style:name="Calibri2" svg:font-family="Calibri" style:font-family-generic="swiss"/>
    <style:font-face style:name="DejaVu Sans1" svg:font-family="'DejaVu Sans'" style:font-family-generic="swiss"/>
    <style:font-face style:name="Calibri3" svg:font-family="Calibri" style:font-adornments="Regular" style:font-pitch="fixed"/>
    <style:font-face style:name="Noto Mono5" svg:font-family="'Noto Mono'" style:font-adornments="Regular" style:font-pitch="fixed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Mono" svg:font-family="'Noto Mono'" style:font-adornments="Regular" style:font-family-generic="modern" style:font-pitch="fixed"/>
    <style:font-face style:name="DejaVu Sans2" svg:font-family="'DejaVu Sans'" style:font-adornments="Regular" style:font-family-generic="swiss" style:font-pitch="fixed"/>
    <style:font-face style:name="Noto Mono1" svg:font-family="'Noto Mono'" style:font-adornments="Regular" style:font-family-generic="swiss" style:font-pitch="fixed"/>
    <style:font-face style:name="Calibri6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4" svg:font-family="'Noto Mono'" style:font-adornments="Regular" style:font-pitch="variable"/>
    <style:font-face style:name="DejaVu Sans4" svg:font-family="'DejaVu Sans'" style:font-family-generic="modern" style:font-pitch="variable"/>
    <style:font-face style:name="Liberation Mono3" svg:font-family="'Liberation Mono'" style:font-family-generic="modern" style:font-pitch="variable"/>
    <style:font-face style:name="Calibri1" svg:font-family="Calibri" style:font-family-generic="roman" style:font-pitch="variable"/>
    <style:font-face style:name="DejaVu Sans6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5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display-header="false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notes">
      <style:graphic-properties draw:fill-color="#ffffff" fo:min-height="11.429cm"/>
      <style:paragraph-properties style:writing-mode="lr-tb"/>
    </style:style>
    <style:style style:name="pr15" style:family="presentation" style:parent-style-name="Default-outline1" style:list-style-name="L15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 style:list-style-name="L15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7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fefef" loext:opacity="100%" style:text-line-through-style="none" style:text-line-through-type="none" style:text-position="-25% 58%" style:font-name="Calibri7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efefef" loext:opacity="100%" style:text-line-through-style="none" style:text-line-through-type="none" style:text-position="-25% 58%" style:font-name="Calibri7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66b2ff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</text:span><text:span text:style-name="T2">Scikit Learn</text:span></text:p>
            <text:p text:style-name="P3"><text:span text:style-name="T2"/></text:p>
            <text:p text:style-name="P3"><text:span text:style-name="T2">Overview, Concepts, and Definitions</text:span></text:p>
          </draw:text-box>
        </draw:frame>
        <draw:custom-shape draw:name="Subtitle 2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ntro Example Code</text:span></text:p>
                  </text:list-item>
                  <text:list-item>
                    <text:p text:style-name="P9"><text:span text:style-name="T5">Concepts and Definitions</text:span></text:p>
                  </text:list-item>
                  <text:list-item>
                    <text:p text:style-name="P9"><text:span text:style-name="T5">General Model Types</text:span></text:p>
                  </text:list-item>
                  <text:list-item>
                    <text:p text:style-name="P9"><text:span text:style-name="T5">Linear Models</text:span></text:p>
                  </text:list-item>
                  <text:list-item>
                    <text:p text:style-name="P9"><text:span text:style-name="T5">Dataset Preparation</text:span></text:p>
                  </text:list-item>
                  <text:list-item>
                    <text:p text:style-name="P9"><text:span text:style-name="T5">Evaluating Accuracy</text:span></text:p>
                  </text:list-item>
                  <text:list-item>
                    <text:p text:style-name="P9"><text:span text:style-name="T5">Ensemble Methods</text:span></text:p>
                  </text:list-item>
                  <text:list-item>
                    <text:p text:style-name="P9"><text:span text:style-name="T5">Tuning</text:span></text:p>
                  </text:list-item>
                  <text:list-item>
                    <text:p text:style-name="P9"><text:span text:style-name="T5">Bringing it All Together – Model Selection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tro Example Cod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Build and run the first model built with </text:span><text:span text:style-name="T5">the iris data set in ‘Machine Learning </text:span><text:span text:style-name="T5">with Scikit-Learn.py’</text:span></text:p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5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achine Learni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use of a model that learns from data </text:span><text:span text:style-name="T5">to increase the predictive ability of an </text:span><text:span text:style-name="T5">algorithm.</text:span></text:p>
                  </text:list-item>
                  <text:list-item>
                    <text:p text:style-name="P9"><text:span text:style-name="T5">Data by itself is not machine learning, </text:span><text:span text:style-name="T5">since no learning can occur without </text:span><text:span text:style-name="T5">assimilation of the data towards </text:span><text:span text:style-name="T5">prediction.</text:span></text:p>
                  </text:list-item>
                  <text:list-item>
                    <text:p text:style-name="P9"><text:span text:style-name="T5">Data that cannot increase predictive </text:span><text:span text:style-name="T5">capabilities of an algorithm is not </text:span><text:span text:style-name="T5">machine learning—no learning occurs in </text:span><text:span text:style-name="T5">this situation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rainer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mathematical equation, set of </text:span><text:span text:style-name="T5">equations, and/or algorithm that is used </text:span><text:span text:style-name="T5">to build a model.</text:span></text:p>
                  </text:list-item>
                  <text:list-item>
                    <text:p text:style-name="P9"><text:span text:style-name="T5">Exampl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Classifiers</text:span></text:p>
                      </text:list-item>
                      <text:list-item>
                        <text:p text:style-name="P11"><text:span text:style-name="T6">Regressor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7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lassifie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trainers used to build models to </text:span><text:span text:style-name="T5">predict outcomes for classification </text:span><text:span text:style-name="T5">problems.</text:span></text:p>
                  </text:list-item>
                  <text:list-item>
                    <text:p text:style-name="P9"><text:span text:style-name="T5">For problems where we are trying to </text:span><text:span text:style-name="T5">categorize something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i.e. trying to determine what kind of fruit </text:span><text:span text:style-name="T6">something is.</text:span></text:p>
                      </text:list-item>
                      <text:list-item>
                        <text:p text:style-name="P11"><text:span text:style-name="T6">Trying to determine what kind of animal is in </text:span><text:span text:style-name="T6">a picture.</text:span></text:p>
                      </text:list-item>
                    </text:list>
                  </text:list-item>
                  <text:list-item>
                    <text:p text:style-name="P9"><text:span text:style-name="T5">This is the scaffolding for our model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8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o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trainers used to build models that </text:span><text:span text:style-name="T5">predict outcomes for regression </text:span><text:span text:style-name="T5">problems.</text:span></text:p>
                  </text:list-item>
                  <text:list-item>
                    <text:p text:style-name="P9"><text:span text:style-name="T5">Problems were we are predicting a </text:span><text:span text:style-name="T5">quantity within a range of valu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i.e. Predicting the median household income </text:span><text:span text:style-name="T6">in the future.</text:span></text:p>
                      </text:list-item>
                      <text:list-item>
                        <text:p text:style-name="P11"><text:span text:style-name="T6">How much thrust <text:s/>a new engine model will </text:span><text:span text:style-name="T6">have.</text:span></text:p>
                      </text:list-item>
                    </text:list>
                  </text:list-item>
                  <text:list-item>
                    <text:p text:style-name="P9"><text:span text:style-name="T5">This is the scaffolding for our model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9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gresso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n general, regressors predict by creating </text:span><text:span text:style-name="T5">a function.</text:span></text:p>
                  </text:list-item>
                  <text:list-item>
                    <text:p text:style-name="P9"><text:span text:style-name="T5">For linear regressors, the function is </text:span><text:span text:style-name="T5">similar to the following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Y</text:span><text:span text:style-name="T7">predict</text:span><text:span text:style-name="T6"> = w</text:span><text:span text:style-name="T7">1</text:span><text:span text:style-name="T6">*f</text:span><text:span text:style-name="T7">1</text:span><text:span text:style-name="T6"> + w</text:span><text:span text:style-name="T7">2</text:span><text:span text:style-name="T6">*f</text:span><text:span text:style-name="T7">2</text:span><text:span text:style-name="T6"> + w</text:span><text:span text:style-name="T7">3</text:span><text:span text:style-name="T6">*f</text:span><text:span text:style-name="T7">3</text:span><text:span text:style-name="T6"> + … + w</text:span><text:span text:style-name="T7">n</text:span><text:span text:style-name="T6">*f</text:span><text:span text:style-name="T7">n</text:span><text:span text:style-name="T6"> + </text:span><text:span text:style-name="T6">b + 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Y</text:span><text:span text:style-name="T9">predict</text:span><text:span text:style-name="T8"> = predicted value for a given sample</text:span></text:p>
                          </text:list-item>
                          <text:list-item>
                            <text:p text:style-name="P12"><text:span text:style-name="T8">w = weights</text:span></text:p>
                          </text:list-item>
                          <text:list-item>
                            <text:p text:style-name="P12"><text:span text:style-name="T8">f = feature value</text:span></text:p>
                          </text:list-item>
                          <text:list-item>
                            <text:p text:style-name="P12"><text:span text:style-name="T8">n = number of features</text:span></text:p>
                          </text:list-item>
                          <text:list-item>
                            <text:p text:style-name="P12"><text:span text:style-name="T8">b = intercept of linear line</text:span></text:p>
                          </text:list-item>
                          <text:list-item>
                            <text:p text:style-name="P12"><text:span text:style-name="T8">r = regularization parame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</draw:text-box>
        </draw:frame>
        <presentation:notes draw:style-name="dp10">
          <draw:page-thumbnail draw:name="Slide Image Placeholder 1" draw:style-name="gr2" draw:layer="layout" svg:width="11.429cm" svg:height="8.572cm" svg:x="3.81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10">Regularization parameter is used to adjust how the weight factors are optimized.</text:span></text:p>
              <text:p text:style-name="P13"><text:span text:style-name="T10">Different models either don’t use regularization, or use different methods for regularization.</text:span></text:p>
            </draw:text-box>
          </draw:frame>
          <draw:frame draw:name="Slide Number Placeholder 3" presentation:style-name="pr10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Concepts and Definitions" draw:style-name="dp1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ode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construct that is/will be trained and </text:span><text:span text:style-name="T5">filled with data.</text:span></text:p>
                  </text:list-item>
                  <text:list-item>
                    <text:p text:style-name="P9"><text:span text:style-name="T5">This is what will tell us what the </text:span><text:span text:style-name="T5">“answer” is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2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rainer vs Mode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trainer is the template used to </text:span><text:span text:style-name="T5">create a model. <text:s/></text:span></text:p>
                  </text:list-item>
                  <text:list-item>
                    <text:p text:style-name="P9"><text:span text:style-name="T5">The model is what actually contains the </text:span><text:span text:style-name="T5">data, where the trainer tells the model </text:span><text:span text:style-name="T5">what to do with the data.</text:span></text:p>
                  </text:list-item>
                  <text:list-item>
                    <text:p text:style-name="P9"><text:span text:style-name="T5">The trainer is like a class, where the </text:span><text:span text:style-name="T5">model is like an object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xperienc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incorporated data used to increase </text:span><text:span text:style-name="T5">the effectiveness of the model’s </text:span><text:span text:style-name="T5">predictions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Featur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description of a set of like-data.</text:span></text:p>
                  </text:list-item>
                  <text:list-item>
                    <text:p text:style-name="P9"><text:span text:style-name="T5">This is usually represented as a column </text:span><text:span text:style-name="T5">in a data table.</text:span></text:p>
                  </text:list-item>
                  <text:list-item>
                    <text:p text:style-name="P9"><text:span text:style-name="T5">Exampl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Color of a fruit</text:span></text:p>
                      </text:list-item>
                      <text:list-item>
                        <text:p text:style-name="P11"><text:span text:style-name="T6">Length of a fruit</text:span></text:p>
                      </text:list-item>
                      <text:list-item>
                        <text:p text:style-name="P11"><text:span text:style-name="T6">Width of a frui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Featur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amples continued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Past convictions when estimating if a person </text:span><text:span text:style-name="T6">will commit a crime</text:span></text:p>
                      </text:list-item>
                      <text:list-item>
                        <text:p text:style-name="P11"><text:span text:style-name="T6">Family members with convictions when </text:span><text:span text:style-name="T6">estimating if a person will commit a crime</text:span></text:p>
                      </text:list-item>
                      <text:list-item>
                        <text:p text:style-name="P11"><text:span text:style-name="T6">Convictions of local living area when </text:span><text:span text:style-name="T6">estimating if a person will commit a crime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Sampl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single set of data, or a data point.</text:span></text:p>
                  </text:list-item>
                  <text:list-item>
                    <text:p text:style-name="P9"><text:span text:style-name="T5">This is usually a row in a data table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7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Label (Classification Problems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name associated with a data point </text:span><text:span text:style-name="T5">(row) for classification problems. <text:s/></text:span></text:p>
                  </text:list-item>
                  <text:list-item>
                    <text:p text:style-name="P9"><text:span text:style-name="T5">This is generally the thing we are trying </text:span><text:span text:style-name="T5">to predict.</text:span></text:p>
                  </text:list-item>
                  <text:list-item>
                    <text:p text:style-name="P9"><text:span text:style-name="T5">A.k.a. target</text:span></text:p>
                  </text:list-item>
                  <text:list-item>
                    <text:p text:style-name="P9"><text:span text:style-name="T5">Exampl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‘</text:span><text:span text:style-name="T6">Apple’ if we are trying to predict a piece of </text:span><text:span text:style-name="T6">fruit.</text:span></text:p>
                      </text:list-item>
                      <text:list-item>
                        <text:p text:style-name="P11"><text:span text:style-name="T6">‘</text:span><text:span text:style-name="T6">Yes/true’ if we are predicting if someone will </text:span><text:span text:style-name="T6">commit a crime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8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raining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ata that is used to build our model.</text:span></text:p>
                  </text:list-item>
                  <text:list-item>
                    <text:p text:style-name="P9"><text:span text:style-name="T5">Data that is not used to test the </text:span><text:span text:style-name="T5">accuracy of our model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19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Test Dat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ata that is used to test the accuracy of </text:span><text:span text:style-name="T5">a trained model.</text:span></text:p>
                  </text:list-item>
                  <text:list-item>
                    <text:p text:style-name="P9"><text:span text:style-name="T5">Separate from training data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20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fitti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raining a model so closely to training </text:span><text:span text:style-name="T5">data that it does not model test </text:span><text:span text:style-name="T5">data/other data as accurately.</text:span></text:p>
                  </text:list-item>
                  <text:list-item>
                    <text:p text:style-name="P9"><text:span text:style-name="T5">Usually indicated by a high accuracy on </text:span><text:span text:style-name="T5">the training data, and an unreasonably </text:span><text:span text:style-name="T5">low accuracy on the test da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The model will not be able to extrapolate or </text:span><text:span text:style-name="T6">interpolate well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2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fitti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ossible Caus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Test data that is not sufficiently </text:span><text:span text:style-name="T6">representative of the entire data spectrum.</text:span></text:p>
                      </text:list-item>
                      <text:list-item>
                        <text:p text:style-name="P11"><text:span text:style-name="T6">Tuning parameters adjusted too tightly to </text:span><text:span text:style-name="T6">test data</text:span></text:p>
                      </text:list-item>
                      <text:list-item>
                        <text:p text:style-name="P11"><text:span text:style-name="T6">Extrapolating when only interpolating is </text:span><text:span text:style-name="T6">relevan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22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Underfitti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raining model not tight enough to test </text:span><text:span text:style-name="T5">data and training data.</text:span></text:p>
                  </text:list-item>
                  <text:list-item>
                    <text:p text:style-name="P9"><text:span text:style-name="T5">Indicated by unreasonably low training </text:span><text:span text:style-name="T5">and test data accuracy.</text:span></text:p>
                  </text:list-item>
                  <text:list-item>
                    <text:p text:style-name="P9"><text:span text:style-name="T5">Possible Caus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6">Tuning parameters not tuned enough.</text:span></text:p>
                      </text:list-item>
                      <text:list-item>
                        <text:p text:style-name="P11"><text:span text:style-name="T6">Incorrect features, or insufficient number of </text:span><text:span text:style-name="T6">features, selected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epts and Definitions" draw:style-name="dp2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epts and Definitions</text:span></text:p>
          </draw:text-box>
        </draw:frame>
        <draw:frame draw:name="Content Placeholder 2" presentation:style-name="pr7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ecision Boundar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boundary between different </text:span><text:span text:style-name="T5">categories in a classification problem.</text:span></text:p>
                  </text:list-item>
                  <text:list-item>
                    <text:p text:style-name="P9"><text:span text:style-name="T5">This is generated by the model.</text:span></text:p>
                  </text:list-item>
                </text:list>
              </text:list-item>
            </text:list>
            <text:p text:style-name="P8"><text:span text:style-name="T4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24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13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14">Müller, A. C., &amp; Guido, S. (2016). </text:span><text:span text:style-name="T15">Introduction to Machine Learning </text:span><text:span text:style-name="T15">with Python: A Guide for Data </text:span><text:span text:style-name="T15">Scientists</text:span><text:span text:style-name="T14"> (1st ed.). O’Reilly Media.</text:span></text:p>
              </text:list-item>
              <text:list-item>
                <text:p text:style-name="P8"><text:span text:style-name="T14">http://rasbt.github.io/mlxtend/</text:span><text:span text:style-name="T14">user_guide/general_concepts/</text:span><text:span text:style-name="T14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25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13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14">Géron Aurélien. </text:span><text:span text:style-name="T15">Hands-on Machine </text:span><text:span text:style-name="T15">Learning with Scikit-Learn and </text:span><text:span text:style-name="T15">Tensorflow</text:span><text:span text:style-name="T14">. 1st ed., O'Reilly, 2017.</text:span></text:p>
              </text:list-item>
              <text:list-item>
                <text:p text:style-name="P8"><text:span text:style-name="T13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14"/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26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8"><text:span text:style-name="T14">Harrison, Matt. </text:span><text:span text:style-name="T15">Machine Learning </text:span><text:span text:style-name="T15">Pocket Reference: Working with </text:span><text:span text:style-name="T15">Structured Data in Python</text:span><text:span text:style-name="T14">. 1st ed., </text:span><text:span text:style-name="T14">O'Reilly, 2019. </text:span></text:p>
              </text:list-item>
              <text:list-item>
                <text:p text:style-name="P8"><text:span text:style-name="T13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13"><text:a xlink:href="http://jmlr.csail.mit.edu/papers/v12/pedregosa11a.html" xlink:type="simple">Scikit-learn: Machine Learning in Python</text:a></text:span><text:span text:style-name="T14">, Pedregosa </text:span><text:span text:style-name="T15">et al.</text:span><text:span text:style-name="T14">, JMLR 12, pp. </text:span><text:span text:style-name="T14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27" draw:master-page-name="Defaul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8"><text:span text:style-name="T13"><text:a xlink:href="https://arxiv.org/abs/1309.0238" xlink:type="simple">API design for machine learning software: experiences from the scikit-learn project</text:a></text:span><text:span text:style-name="T14">, Buitinck </text:span><text:span text:style-name="T15">et al.</text:span><text:span text:style-name="T14">, 2013.</text:span></text:p>
              </text:list-item>
              <text:list-item>
                <text:p text:style-name="P8"><text:span text:style-name="T14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14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2T11">
        <office:forms form:automatic-focus="false" form:apply-design-mode="false"/>
        <draw:frame draw:name="Title 1_3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_30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3">
              <text:list-item>
                <text:p text:style-name="P17"><text:span text:style-name="T14"><text:a xlink:href="https://www.investopedia.com/terms/p/p-value.asp" xlink:type="simple">https://www.investopedia.com/terms/p/p-value.asp</text:a></text:span></text:p>
              </text:list-item>
              <text:list-item>
                <text:p text:style-name="P17"><text:span text:style-name="T14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7"><text:span text:style-name="T14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27" draw:master-page-name="Default" presentation:presentation-page-layout-name="AL2T11">
        <office:forms form:automatic-focus="false" form:apply-design-mode="false"/>
        <draw:frame draw:name="Title 1_45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_45" presentation:style-name="pr15" draw:text-style-name="P18" draw:layer="layout" svg:width="22.859cm" svg:height="12.571cm" svg:x="1.27cm" svg:y="3.937cm" presentation:class="outline" presentation:user-transformed="true">
          <draw:text-box>
            <text:p text:style-name="P17"><text:span text:style-name="T14">16) </text:span><text:span text:style-name="T14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7"><text:span text:style-name="T14">17) </text:span><text:span text:style-name="T14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7"><text:span text:style-name="T14">18) </text:span><text:span text:style-name="T14"><text:a xlink:href="https://towardsdatascience.com/the-kernel-trick-c98cdbcaeb3f" xlink:type="simple">https://towardsdatascience.com/the-kernel-trick-c98cdbcaeb3f</text:a></text:span><text:span text:style-name="T14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27" draw:master-page-name="Default" presentation:presentation-page-layout-name="AL2T11">
        <draw:frame draw:name="Title 1_90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Bibliography</text:span></text:p>
          </draw:text-box>
        </draw:frame>
        <draw:frame draw:name="Content Placeholder 2_89" presentation:style-name="pr16" draw:text-style-name="P18" draw:layer="layout" svg:width="22.859cm" svg:height="12.571cm" svg:x="1.27cm" svg:y="3.937cm" presentation:class="outline" presentation:user-transformed="true">
          <draw:text-box>
            <text:p text:style-name="P17"><text:span text:style-name="T14">19) </text:span><text:span text:style-name="T14">https://cs.nyu.edu/~roweis/lle/papers/ll</text:span><text:span text:style-name="T14">eintro.pdf</text:span></text:p>
            <text:p text:style-name="P17"><text:span text:style-name="T14">20)https://docs.python.org/3/library/</text:span><text:span text:style-name="T14">json.html </text:span></text:p>
            <text:p text:style-name="P17"><text:span text:style-name="T14">21)https://academic.oup.com/</text:span><text:span text:style-name="T14">bioinformatics/article/</text:span><text:span text:style-name="T14">24/18/2010/190849?login=false</text:span></text:p>
            <text:p text:style-name="P17"><text:span text:style-name="T14">22)</text:span><text:span text:style-name="T14"><text:a xlink:href="https://arxiv.org/pdf/1904.10416.pdf" xlink:type="simple">https://arxiv.org/pdf/1904.10416.pdf</text:a></text:span></text:p>
            <text:p text:style-name="P17"><text:span text:style-name="T14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28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Additional Resources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13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14">https://towardsdatascience.com/</text:span><text:span text:style-name="T14">scale-standardize-or-normalize-with-</text:span><text:span text:style-name="T14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29" draw:master-page-name="Defaul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LICENSE</text:span></text:p>
          </draw:text-box>
        </draw:frame>
        <draw:frame draw:name="Content Placeholder 2" presentation:style-name="pr12" draw:text-style-name="P6" draw:layer="layout" svg:width="22.859cm" svg:height="12.571cm" svg:x="1.27cm" svg:y="4.445cm" presentation:class="outline" presentation:user-transformed="true">
          <draw:text-box>
            <text:list text:style-name="L14">
              <text:list-item>
                <text:p text:style-name="P8"><text:span text:style-name="T14">Copyright 2022 Douglas Bowman</text:span></text:p>
              </text:list-item>
              <text:list-item>
                <text:p text:style-name="P8"><text:span text:style-name="T14">Permission is hereby granted, free of </text:span><text:span text:style-name="T14">charge, to any person obtaining a </text:span><text:span text:style-name="T14">copy of this software and associated </text:span><text:span text:style-name="T14">documentation files (the "Software"), </text:span><text:span text:style-name="T14">to deal in the Software without </text:span><text:span text:style-name="T14">restriction, including without </text:span><text:span text:style-name="T14">limitation the rights to use, copy, </text:span><text:span text:style-name="T14">modify, merge, publish, distribute, </text:span><text:span text:style-name="T14">sublicense, and/or sell copies of the </text:span><text:span text:style-name="T14">Software, and to permit persons to </text:span><text:span text:style-name="T14">whom the Software is furnished to do </text:span><text:span text:style-name="T14">so, subject to the following </text:span><text:span text:style-name="T14">conditions:</text:span></text:p>
              </text:list-item>
              <text:list-item>
                <text:p text:style-name="P8"><text:span text:style-name="T14">The above copyright notice and this </text:span><text:span text:style-name="T14">permission notice shall be included in </text:span><text:span text:style-name="T14">all copies or substantial portions of </text:span><text:span text:style-name="T14">the Software.</text:span></text:p>
              </text:list-item>
              <text:list-item>
                <text:p text:style-name="P8"><text:span text:style-name="T14">THE SOFTWARE IS PROVIDED "AS IS", </text:span><text:span text:style-name="T14">WITHOUT WARRANTY OF ANY KIND, </text:span><text:span text:style-name="T14">EXPRESS OR IMPLIED, INCLUDING </text:span><text:span text:style-name="T14">BUT NOT LIMITED TO THE </text:span><text:span text:style-name="T14">WARRANTIES OF MERCHANTABILITY, </text:span><text:span text:style-name="T14">FITNESS FOR A PARTICULAR </text:span><text:span text:style-name="T14">PURPOSE AND NONINFRINGEMENT. </text:span><text:span text:style-name="T14">IN NO EVENT SHALL THE AUTHORS </text:span><text:span text:style-name="T14">OR COPYRIGHT HOLDERS BE LIABLE </text:span><text:span text:style-name="T14">FOR ANY CLAIM, DAMAGES OR </text:span><text:span text:style-name="T14">OTHER LIABILITY, WHETHER IN AN </text:span><text:span text:style-name="T14">ACTION OF CONTRACT, TORT OR </text:span><text:span text:style-name="T14">OTHERWISE, ARISING FROM, OUT OF </text:span><text:span text:style-name="T14">OR IN CONNECTION WITH THE </text:span><text:span text:style-name="T14">SOFTWARE OR THE USE OR OTHER </text:span><text:span text:style-name="T14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7" svg:font-family="Calibri"/>
    <style:font-face style:name="Calibri4" svg:font-family="Calibri" style:font-adornments="Regular"/>
    <style:font-face style:name="Calibri5" svg:font-family="Calibri" style:font-family-generic="modern"/>
    <style:font-face style:name="Consolas1" svg:font-family="Consolas" style:font-family-generic="modern"/>
    <style:font-face style:name="Liberation Mono1" svg:font-family="'Liberation Mono'" style:font-family-generic="modern"/>
    <style:font-face style:name="Calibri" svg:font-family="Calibri" style:font-family-generic="roman"/>
    <style:font-face style:name="Garamond1" svg:font-family="Garamond" style:font-family-generic="roman"/>
    <style:font-face style:name="Calibri2" svg:font-family="Calibri" style:font-family-generic="swiss"/>
    <style:font-face style:name="DejaVu Sans1" svg:font-family="'DejaVu Sans'" style:font-family-generic="swiss"/>
    <style:font-face style:name="Calibri3" svg:font-family="Calibri" style:font-adornments="Regular" style:font-pitch="fixed"/>
    <style:font-face style:name="Noto Mono5" svg:font-family="'Noto Mono'" style:font-adornments="Regular" style:font-pitch="fixed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Mono" svg:font-family="'Noto Mono'" style:font-adornments="Regular" style:font-family-generic="modern" style:font-pitch="fixed"/>
    <style:font-face style:name="DejaVu Sans2" svg:font-family="'DejaVu Sans'" style:font-adornments="Regular" style:font-family-generic="swiss" style:font-pitch="fixed"/>
    <style:font-face style:name="Noto Mono1" svg:font-family="'Noto Mono'" style:font-adornments="Regular" style:font-family-generic="swiss" style:font-pitch="fixed"/>
    <style:font-face style:name="Calibri6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4" svg:font-family="'Noto Mono'" style:font-adornments="Regular" style:font-pitch="variable"/>
    <style:font-face style:name="DejaVu Sans4" svg:font-family="'DejaVu Sans'" style:font-family-generic="modern" style:font-pitch="variable"/>
    <style:font-face style:name="Liberation Mono3" svg:font-family="'Liberation Mono'" style:font-family-generic="modern" style:font-pitch="variable"/>
    <style:font-face style:name="Calibri1" svg:font-family="Calibri" style:font-family-generic="roman" style:font-pitch="variable"/>
    <style:font-face style:name="DejaVu Sans6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5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0" draw:display-name="msFillBitmap 10" xlink:href="Pictures/1000020100000780000004B043A3F1D1F1EC65A6.png" xlink:type="simple" xlink:show="embed" xlink:actuate="onLoad"/>
    <draw:fill-image draw:name="msFillBitmap_20_11" draw:display-name="msFillBitmap 11" xlink:href="Pictures/1000020100000780000004B043A3F1D1F1EC65A6.png" xlink:type="simple" xlink:show="embed" xlink:actuate="onLoad"/>
    <draw:fill-image draw:name="msFillBitmap_20_12" draw:display-name="msFillBitmap 12" xlink:href="Pictures/1000020100000780000004B043A3F1D1F1EC65A6.png" xlink:type="simple" xlink:show="embed" xlink:actuate="onLoad"/>
    <draw:fill-image draw:name="msFillBitmap_20_13" draw:display-name="msFillBitmap 13" xlink:href="Pictures/1000020100000780000004B043A3F1D1F1EC65A6.png" xlink:type="simple" xlink:show="embed" xlink:actuate="onLoad"/>
    <draw:fill-image draw:name="msFillBitmap_20_14" draw:display-name="msFillBitmap 14" xlink:href="Pictures/1000020100000780000004B043A3F1D1F1EC65A6.png" xlink:type="simple" xlink:show="embed" xlink:actuate="onLoad"/>
    <draw:fill-image draw:name="msFillBitmap_20_15" draw:display-name="msFillBitmap 15" xlink:href="Pictures/1000020100000780000004B043A3F1D1F1EC65A6.png" xlink:type="simple" xlink:show="embed" xlink:actuate="onLoad"/>
    <draw:fill-image draw:name="msFillBitmap_20_16" draw:display-name="msFillBitmap 16" xlink:href="Pictures/1000020100000780000004B043A3F1D1F1EC65A6.png" xlink:type="simple" xlink:show="embed" xlink:actuate="onLoad"/>
    <draw:fill-image draw:name="msFillBitmap_20_17" draw:display-name="msFillBitmap 17" xlink:href="Pictures/1000020100000780000004B043A3F1D1F1EC65A6.png" xlink:type="simple" xlink:show="embed" xlink:actuate="onLoad"/>
    <draw:fill-image draw:name="msFillBitmap_20_18" draw:display-name="msFillBitmap 18" xlink:href="Pictures/1000020100000780000004B043A3F1D1F1EC65A6.png" xlink:type="simple" xlink:show="embed" xlink:actuate="onLoad"/>
    <draw:fill-image draw:name="msFillBitmap_20_19" draw:display-name="msFillBitmap 19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" draw:display-name="msFillBitmap 2" xlink:href="Pictures/1000020100000780000004B043A3F1D1F1EC65A6.png" xlink:type="simple" xlink:show="embed" xlink:actuate="onLoad"/>
    <draw:fill-image draw:name="msFillBitmap_20_20" draw:display-name="msFillBitmap 20" xlink:href="Pictures/1000020100000780000004B043A3F1D1F1EC65A6.pn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fill-image draw:name="msFillBitmap_20_21" draw:display-name="msFillBitmap 21" xlink:href="Pictures/1000020100000780000004B043A3F1D1F1EC65A6.png" xlink:type="simple" xlink:show="embed" xlink:actuate="onLoad"/>
    <draw:fill-image draw:name="msFillBitmap_20_3" draw:display-name="msFillBitmap 3" xlink:href="Pictures/1000020100000780000004B043A3F1D1F1EC65A6.png" xlink:type="simple" xlink:show="embed" xlink:actuate="onLoad"/>
    <draw:fill-image draw:name="msFillBitmap_20_4" draw:display-name="msFillBitmap 4" xlink:href="Pictures/1000020100000780000004B043A3F1D1F1EC65A6.png" xlink:type="simple" xlink:show="embed" xlink:actuate="onLoad"/>
    <draw:fill-image draw:name="msFillBitmap_20_5" draw:display-name="msFillBitmap 5" xlink:href="Pictures/1000020100000780000004B043A3F1D1F1EC65A6.png" xlink:type="simple" xlink:show="embed" xlink:actuate="onLoad"/>
    <draw:fill-image draw:name="msFillBitmap_20_6" draw:display-name="msFillBitmap 6" xlink:href="Pictures/1000020100000780000004B043A3F1D1F1EC65A6.png" xlink:type="simple" xlink:show="embed" xlink:actuate="onLoad"/>
    <draw:fill-image draw:name="msFillBitmap_20_7" draw:display-name="msFillBitmap 7" xlink:href="Pictures/1000020100000780000004B043A3F1D1F1EC65A6.png" xlink:type="simple" xlink:show="embed" xlink:actuate="onLoad"/>
    <draw:fill-image draw:name="msFillBitmap_20_8" draw:display-name="msFillBitmap 8" xlink:href="Pictures/1000020100000780000004B043A3F1D1F1EC65A6.png" xlink:type="simple" xlink:show="embed" xlink:actuate="onLoad"/>
    <draw:fill-image draw:name="msFillBitmap_20_9" draw:display-name="msFillBitmap 9" xlink:href="Pictures/1000020100000780000004B043A3F1D1F1EC65A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7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7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7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7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5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7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20pt" style:font-style-asian="normal" style:font-weight-asian="normal" style:font-name-complex="DejaVu Sans5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7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7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7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7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5" style:font-family-asian="'DejaVu Sans'" style:font-family-generic-asian="system" style:font-pitch-asian="variable" style:font-size-asian="18pt" style:font-style-asian="normal" style:font-weight-asian="normal" style:font-name-complex="DejaVu Sans5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7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7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7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086</meta:editing-cycles>
    <meta:creation-date>2018-01-12T01:50:51</meta:creation-date>
    <dc:date>2023-10-24T21:24:23.990742540</dc:date>
    <meta:editing-duration>P9DT3H9M40S</meta:editing-duration>
    <meta:generator>LibreOffice/7.0.4.2$Linux_X86_64 LibreOffice_project/00$Build-2</meta:generator>
    <meta:document-statistic meta:object-count="165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